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UADM" style:family="table">
      <style:table-properties style:width="17.013cm" fo:margin-left="0cm" table:align="left"/>
    </style:style>
    <style:style style:name="CUADM.A" style:family="table-column">
      <style:table-column-properties style:column-width="2.805cm"/>
    </style:style>
    <style:style style:name="CUADM.B" style:family="table-column">
      <style:table-column-properties style:column-width="14.208cm"/>
    </style:style>
    <style:style style:name="CUADM.A1" style:family="table-cell">
      <style:table-cell-properties fo:padding="0.097cm" fo:border-left="0.05pt solid #000000" fo:border-right="none" fo:border-top="0.05pt solid #000000" fo:border-bottom="0.05pt solid #000000"/>
    </style:style>
    <style:style style:name="CUADM.B1" style:family="table-cell">
      <style:table-cell-properties fo:padding="0.097cm" fo:border="0.05pt solid #000000"/>
    </style:style>
    <style:style style:name="CUADM.A2" style:family="table-cell">
      <style:table-cell-properties fo:padding="0.097cm" fo:border-left="0.05pt solid #000000" fo:border-right="none" fo:border-top="none" fo:border-bottom="0.05pt solid #000000"/>
    </style:style>
    <style:style style:name="CUADM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4.2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09a" officeooo:paragraph-rsid="0008109a"/>
    </style:style>
    <style:style style:name="P2" style:family="paragraph" style:parent-style-name="Standard">
      <style:text-properties officeooo:rsid="0008109a" officeooo:paragraph-rsid="0008109a"/>
    </style:style>
    <style:style style:name="P3" style:family="paragraph" style:parent-style-name="Standard">
      <style:text-properties officeooo:rsid="0008109a" officeooo:paragraph-rsid="00149ec3"/>
    </style:style>
    <style:style style:name="P4" style:family="paragraph" style:parent-style-name="Standard">
      <style:text-properties officeooo:rsid="000ae6f4" officeooo:paragraph-rsid="000ae6f4"/>
    </style:style>
    <style:style style:name="P5" style:family="paragraph" style:parent-style-name="Standard" style:list-style-name="L8">
      <style:text-properties officeooo:rsid="000ae6f4" officeooo:paragraph-rsid="000ae6f4"/>
    </style:style>
    <style:style style:name="P6" style:family="paragraph" style:parent-style-name="Standard">
      <style:text-properties officeooo:rsid="000d5aae" officeooo:paragraph-rsid="000d5aae"/>
    </style:style>
    <style:style style:name="P7" style:family="paragraph" style:parent-style-name="Standard" style:list-style-name="L3">
      <style:text-properties officeooo:rsid="000d5aae" officeooo:paragraph-rsid="000d5aae"/>
    </style:style>
    <style:style style:name="P8" style:family="paragraph" style:parent-style-name="Standard" style:list-style-name="L3">
      <style:text-properties officeooo:paragraph-rsid="000d5aae"/>
    </style:style>
    <style:style style:name="P9" style:family="paragraph" style:parent-style-name="Standard" style:list-style-name="L3">
      <style:text-properties officeooo:rsid="000a7881" officeooo:paragraph-rsid="000d5aae"/>
    </style:style>
    <style:style style:name="P10" style:family="paragraph" style:parent-style-name="Standard" style:list-style-name="L3">
      <style:text-properties officeooo:rsid="000e859b" officeooo:paragraph-rsid="000e859b"/>
    </style:style>
    <style:style style:name="P11" style:family="paragraph" style:parent-style-name="Standard" style:list-style-name="L3">
      <style:text-properties officeooo:rsid="000e859b" officeooo:paragraph-rsid="0010748c"/>
    </style:style>
    <style:style style:name="P12" style:family="paragraph" style:parent-style-name="Standard">
      <style:text-properties officeooo:paragraph-rsid="00149ec3"/>
    </style:style>
    <style:style style:name="P13" style:family="paragraph" style:parent-style-name="Standard">
      <style:text-properties officeooo:paragraph-rsid="0015a35b"/>
    </style:style>
    <style:style style:name="P14" style:family="paragraph" style:parent-style-name="Table_20_Contents">
      <style:text-properties officeooo:rsid="000ae6f4" officeooo:paragraph-rsid="000ae6f4"/>
    </style:style>
    <style:style style:name="P15" style:family="paragraph" style:parent-style-name="Table_20_Contents" style:list-style-name="L1">
      <style:text-properties officeooo:rsid="000ae6f4" officeooo:paragraph-rsid="000ae6f4"/>
    </style:style>
    <style:style style:name="P16" style:family="paragraph" style:parent-style-name="Table_20_Contents">
      <style:text-properties officeooo:rsid="000ae6f4" officeooo:paragraph-rsid="00149ec3"/>
    </style:style>
    <style:style style:name="P17" style:family="paragraph" style:parent-style-name="Table_20_Contents">
      <style:text-properties officeooo:rsid="000ae6f4" officeooo:paragraph-rsid="0015a35b"/>
    </style:style>
    <style:style style:name="P18" style:family="paragraph" style:parent-style-name="Table_20_Contents" style:list-style-name="L1">
      <style:text-properties officeooo:rsid="000bbe63" officeooo:paragraph-rsid="000bbe63"/>
    </style:style>
    <style:style style:name="P19" style:family="paragraph" style:parent-style-name="Table_20_Contents">
      <style:text-properties fo:font-weight="bold" officeooo:rsid="000ae6f4" officeooo:paragraph-rsid="000ae6f4" style:font-weight-asian="bold" style:font-weight-complex="bold"/>
    </style:style>
    <style:style style:name="P20" style:family="paragraph" style:parent-style-name="Table_20_Contents">
      <style:text-properties fo:font-weight="bold" officeooo:rsid="000ae6f4" officeooo:paragraph-rsid="00149ec3" style:font-weight-asian="bold" style:font-weight-complex="bold"/>
    </style:style>
    <style:style style:name="P21" style:family="paragraph" style:parent-style-name="Table_20_Contents">
      <style:text-properties fo:font-weight="bold" officeooo:rsid="000ae6f4" officeooo:paragraph-rsid="0015a35b" style:font-weight-asian="bold" style:font-weight-complex="bold"/>
    </style:style>
    <style:style style:name="P22" style:family="paragraph" style:parent-style-name="Table_20_Contents">
      <style:text-properties fo:font-weight="bold" officeooo:rsid="0010748c" officeooo:paragraph-rsid="0010748c" style:font-weight-asian="bold" style:font-weight-complex="bold"/>
    </style:style>
    <style:style style:name="P23" style:family="paragraph" style:parent-style-name="Table_20_Contents">
      <style:text-properties fo:font-weight="bold" officeooo:rsid="0010748c" officeooo:paragraph-rsid="00149ec3" style:font-weight-asian="bold" style:font-weight-complex="bold"/>
    </style:style>
    <style:style style:name="P24" style:family="paragraph" style:parent-style-name="Table_20_Contents">
      <style:text-properties fo:font-weight="bold" officeooo:rsid="0010748c" officeooo:paragraph-rsid="0015a35b" style:font-weight-asian="bold" style:font-weight-complex="bold"/>
    </style:style>
    <style:style style:name="P25" style:family="paragraph" style:parent-style-name="Table_20_Contents" style:list-style-name="L9">
      <style:text-properties officeooo:rsid="00149ec3" officeooo:paragraph-rsid="00149ec3"/>
    </style:style>
    <style:style style:name="P26" style:family="paragraph" style:parent-style-name="Table_20_Contents">
      <style:text-properties officeooo:rsid="0015a35b" officeooo:paragraph-rsid="0015a35b"/>
    </style:style>
    <style:style style:name="P27" style:family="paragraph" style:parent-style-name="Table_20_Contents" style:list-style-name="L10">
      <style:text-properties officeooo:rsid="0015a35b" officeooo:paragraph-rsid="0015a35b"/>
    </style:style>
    <style:style style:name="P28" style:family="paragraph" style:parent-style-name="Table_20_Contents" style:list-style-name="L1">
      <style:text-properties officeooo:rsid="0015a35b" officeooo:paragraph-rsid="0015a35b"/>
    </style:style>
    <style:style style:name="P29" style:family="paragraph" style:parent-style-name="Table_20_Contents" style:list-style-name="L10">
      <style:text-properties officeooo:rsid="00162312" officeooo:paragraph-rsid="00162312"/>
    </style:style>
    <style:style style:name="P30" style:family="paragraph" style:parent-style-name="Table_20_Contents" style:list-style-name="L10">
      <style:text-properties officeooo:rsid="0016a88d" officeooo:paragraph-rsid="0016a88d"/>
    </style:style>
    <style:style style:name="T1" style:family="text">
      <style:text-properties officeooo:rsid="000bbe63"/>
    </style:style>
    <style:style style:name="T2" style:family="text">
      <style:text-properties officeooo:rsid="000d5aae"/>
    </style:style>
    <style:style style:name="T3" style:family="text">
      <style:text-properties officeooo:rsid="000e1a23"/>
    </style:style>
    <style:style style:name="T4" style:family="text">
      <style:text-properties officeooo:rsid="0010748c"/>
    </style:style>
    <style:style style:name="T5" style:family="text">
      <style:text-properties officeooo:rsid="0013d3cb"/>
    </style:style>
    <style:style style:name="T6" style:family="text">
      <style:text-properties officeooo:rsid="00149ec3"/>
    </style:style>
    <style:style style:name="T7" style:family="text">
      <style:text-properties officeooo:rsid="0015a3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Variable" style:num-prefix="UC-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Variable" style:num-prefix="UC-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Variable" style:num-prefix="UC-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Variable" style:num-prefix="UC-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equisitos do Sistema PPGCCMC-Bolsas</text:span></text:p>
      <text:p text:style-name="P1"/>
      <text:h text:style-name="Heading_20_1" text:outline-level="1">Casos de Uso</text:h>
      <text:p text:style-name="P1"/>
      <text:h text:style-name="Heading_20_2" text:outline-level="2">Lista de Atores</text:h>
      <text:p text:style-name="P4"/>
      <text:list xml:id="list3163488729841456546" text:style-name="L8">
        <text:list-item>
          <text:p text:style-name="P5">Administrador</text:p>
        </text:list-item>
        <text:list-item>
          <text:p text:style-name="P5">Aluno</text:p>
        </text:list-item>
      </text:list>
      <text:p text:style-name="P4"/>
      <text:h text:style-name="Heading_20_2" text:outline-level="2">Lista de Casos de Uso por Autor</text:h>
      <text:p text:style-name="P6"/>
      <text:list xml:id="list5755174941519038107" text:style-name="L3">
        <text:list-item>
          <text:p text:style-name="P7">Administrador</text:p>
          <text:list>
            <text:list-item>
              <text:p text:style-name="P7">(UC-01) Cadastrar chamada</text:p>
            </text:list-item>
            <text:list-item>
              <text:p text:style-name="P7">(UC-02) Cadastrar administrador</text:p>
            </text:list-item>
            <text:list-item>
              <text:p text:style-name="P7">(UC-03) Autenticar-se</text:p>
            </text:list-item>
            <text:list-item>
              <text:p text:style-name="P9"><text:span text:style-name="T2">(UC-04) </text:span>Inserir Classificação de Periódicos (QUALIS)</text:p>
            </text:list-item>
            <text:list-item>
              <text:p text:style-name="P9"><text:span text:style-name="T2">(UC-05) </text:span>Inserir Classificação de Eventos (QUALIS)</text:p>
            </text:list-item>
            <text:list-item>
              <text:p text:style-name="P10">(UC-11) Validar inscrição</text:p>
            </text:list-item>
            <text:list-item>
              <text:p text:style-name="P11">(UC-12) Validar pontuação<text:span text:style-name="T4"> atribuída automaticamente</text:span></text:p>
            </text:list-item>
          </text:list>
        </text:list-item>
        <text:list-item>
          <text:p text:style-name="P8"><text:span text:style-name="T2">Aluno</text:span></text:p>
          <text:list>
            <text:list-item>
              <text:p text:style-name="P8"><text:span text:style-name="T2">(UC-06) Registrar-se</text:span></text:p>
            </text:list-item>
            <text:list-item>
              <text:p text:style-name="P8"><text:span text:style-name="T2">(UC-07) Autenticar-se</text:span></text:p>
            </text:list-item>
            <text:list-item>
              <text:p text:style-name="P8"><text:span text:style-name="T2">(UC-08) Inscrever-se em chamada</text:span></text:p>
            </text:list-item>
            <text:list-item>
              <text:p text:style-name="P8"><text:span text:style-name="T2">(UC-09) Cadastrar publicações</text:span></text:p>
            </text:list-item>
            <text:list-item>
              <text:p text:style-name="P8"><text:span text:style-name="T2">(UC-10) Inserir comprovante de projeto FAPESP habilitado</text:span></text:p>
            </text:list-item>
          </text:list>
        </text:list-item>
      </text:list>
      <text:p text:style-name="P1"/>
      <text:h text:style-name="Heading_20_2" text:outline-level="2"><text:span text:style-name="T2">Descrição dos </text:span>Casos de Uso </text:h>
      <text:p text:style-name="P1"/>
      <table:table table:name="CUADM" table:style-name="CUADM">
        <table:table-column table:style-name="CUADM.A"/>
        <table:table-column table:style-name="CUADM.B"/>
        <table:table-row>
          <table:table-cell table:style-name="CUADM.A1" office:value-type="string">
            <text:p text:style-name="P19">ID</text:p>
          </table:table-cell>
          <table:table-cell table:style-name="CUADM.B1" office:value-type="string">
            <text:p text:style-name="P14">UC-0<text:span text:style-name="T3">6</text:span></text:p>
          </table:table-cell>
        </table:table-row>
        <table:table-row>
          <table:table-cell table:style-name="CUADM.A2" office:value-type="string">
            <text:p text:style-name="P19">Nome</text:p>
          </table:table-cell>
          <table:table-cell table:style-name="CUADM.B2" office:value-type="string">
            <text:p text:style-name="P14">Registrar-se</text:p>
          </table:table-cell>
        </table:table-row>
        <table:table-row>
          <table:table-cell table:style-name="CUADM.A2" office:value-type="string">
            <text:p text:style-name="P19">Ator(es)</text:p>
          </table:table-cell>
          <table:table-cell table:style-name="CUADM.B2" office:value-type="string">
            <text:p text:style-name="P14">Aluno</text:p>
          </table:table-cell>
        </table:table-row>
        <table:table-row>
          <table:table-cell table:style-name="CUADM.A2" office:value-type="string">
            <text:p text:style-name="P19">Pré-condições</text:p>
          </table:table-cell>
          <table:table-cell table:style-name="CUADM.B2" office:value-type="string">
            <text:p text:style-name="P14">O aluno não possui nenhuma sessão autenticada ativa no navegador</text:p>
          </table:table-cell>
        </table:table-row>
        <table:table-row>
          <table:table-cell table:style-name="CUADM.A2" office:value-type="string">
            <text:p text:style-name="P22"><text:span text:style-name="T5">Fluxo </text:span>principal</text:p>
          </table:table-cell>
          <table:table-cell table:style-name="CUADM.B2" office:value-type="string">
            <text:list xml:id="list7613983941715766844" text:style-name="L1">
              <text:list-item>
                <text:p text:style-name="P15">O aluno acessa a página de cadastro</text:p>
              </text:list-item>
              <text:list-item>
                <text:p text:style-name="P15">Preenche as informações necessárias para realizar o cadastro:</text:p>
                <text:list>
                  <text:list-item>
                    <text:p text:style-name="P15">Nome completo</text:p>
                  </text:list-item>
                  <text:list-item>
                    <text:p text:style-name="P15">Sexo</text:p>
                  </text:list-item>
                  <text:list-item>
                    <text:p text:style-name="P28">Link do Lattes</text:p>
                  </text:list-item>
                  <text:list-item>
                    <text:p text:style-name="P15">NUSP</text:p>
                  </text:list-item>
                  <text:list-item>
                    <text:p text:style-name="P15">Email <text:span text:style-name="T1">institucional (USP)</text:span></text:p>
                  </text:list-item>
                  <text:list-item>
                    <text:p text:style-name="P18">Email alternativo</text:p>
                  </text:list-item>
                  <text:list-item>
                    <text:p text:style-name="P15">Tipo de aluno (ME|DO)</text:p>
                  </text:list-item>
                  <text:list-item>
                    <text:p text:style-name="P15">Data de matrícula</text:p>
                  </text:list-item>
                  <text:list-item>
                    <text:p text:style-name="P18">(…)</text:p>
                  </text:list-item>
                </text:list>
              </text:list-item>
              <text:list-item>
                <text:p text:style-name="P18"><text:soft-page-break/><text:span text:style-name="T6">O aluno s</text:span>ubmete o formulári<text:span text:style-name="T5">o e é redirecionado para uma página que informa os procedimentos necessários para concluir o cadastro</text:span></text:p>
              </text:list-item>
            </text:list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ID</text:p>
          </table:table-cell>
          <table:table-cell table:style-name="Table1.B1" office:value-type="string">
            <text:p text:style-name="P16">UC-0<text:span text:style-name="T6">7</text:span></text:p>
          </table:table-cell>
        </table:table-row>
        <table:table-row>
          <table:table-cell table:style-name="Table1.A2" office:value-type="string">
            <text:p text:style-name="P20">Nome</text:p>
          </table:table-cell>
          <table:table-cell table:style-name="Table1.B2" office:value-type="string">
            <text:p text:style-name="P16"><text:span text:style-name="T6">Autenticar</text:span>-se</text:p>
          </table:table-cell>
        </table:table-row>
        <table:table-row>
          <table:table-cell table:style-name="Table1.A2" office:value-type="string">
            <text:p text:style-name="P20">Ator(es)</text:p>
          </table:table-cell>
          <table:table-cell table:style-name="Table1.B2" office:value-type="string">
            <text:p text:style-name="P16">Aluno</text:p>
          </table:table-cell>
        </table:table-row>
        <table:table-row>
          <table:table-cell table:style-name="Table1.A2" office:value-type="string">
            <text:p text:style-name="P20">Pré-condições</text:p>
          </table:table-cell>
          <table:table-cell table:style-name="Table1.B2" office:value-type="string">
            <text:p text:style-name="P16">O aluno não possui nenhuma sessão autenticada ativa no navegador</text:p>
          </table:table-cell>
        </table:table-row>
        <table:table-row>
          <table:table-cell table:style-name="Table1.A2" office:value-type="string">
            <text:p text:style-name="P23"><text:span text:style-name="T5">Fluxo </text:span>principal</text:p>
          </table:table-cell>
          <table:table-cell table:style-name="Table1.B2" office:value-type="string">
            <text:list xml:id="list4219757136343730783" text:style-name="L9">
              <text:list-item>
                <text:p text:style-name="P25">O aluno acessa a página de login</text:p>
              </text:list-item>
              <text:list-item>
                <text:p text:style-name="P25">Preenche as informações necessárias para se autenticar:</text:p>
                <text:list>
                  <text:list-item>
                    <text:p text:style-name="P25">NUSP</text:p>
                  </text:list-item>
                  <text:list-item>
                    <text:p text:style-name="P25">Senha</text:p>
                  </text:list-item>
                </text:list>
              </text:list-item>
              <text:list-item>
                <text:p text:style-name="P25">O aluno é redirecionado para a página principal do sistema</text:p>
              </text:list-item>
            </text:list>
          </table:table-cell>
        </table:table-row>
      </table:table>
      <text:p text:style-name="P12"/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ID</text:p>
          </table:table-cell>
          <table:table-cell table:style-name="Table2.B1" office:value-type="string">
            <text:p text:style-name="P17">UC-0<text:span text:style-name="T7">8</text:span></text:p>
          </table:table-cell>
        </table:table-row>
        <table:table-row>
          <table:table-cell table:style-name="Table2.A2" office:value-type="string">
            <text:p text:style-name="P21">Nome</text:p>
          </table:table-cell>
          <table:table-cell table:style-name="Table2.B2" office:value-type="string">
            <text:p text:style-name="P26">Inscrever-se em chamada</text:p>
          </table:table-cell>
        </table:table-row>
        <table:table-row>
          <table:table-cell table:style-name="Table2.A2" office:value-type="string">
            <text:p text:style-name="P21">Ator(es)</text:p>
          </table:table-cell>
          <table:table-cell table:style-name="Table2.B2" office:value-type="string">
            <text:p text:style-name="P17">Aluno</text:p>
          </table:table-cell>
        </table:table-row>
        <table:table-row>
          <table:table-cell table:style-name="Table2.A2" office:value-type="string">
            <text:p text:style-name="P21">Pré-condições</text:p>
          </table:table-cell>
          <table:table-cell table:style-name="Table2.B2" office:value-type="string">
            <text:p text:style-name="P17">O aluno não possui <text:span text:style-name="T7">inscrição na chamada em que irá realizar inscrição</text:span></text:p>
          </table:table-cell>
        </table:table-row>
        <table:table-row>
          <table:table-cell table:style-name="Table2.A2" office:value-type="string">
            <text:p text:style-name="P24"><text:span text:style-name="T5">Fluxo </text:span>principal</text:p>
          </table:table-cell>
          <table:table-cell table:style-name="Table2.B2" office:value-type="string">
            <text:list xml:id="list146052026425386123" text:style-name="L10">
              <text:list-item>
                <text:p text:style-name="P27">O aluno seleciona a chamada em que deseja se inscrever</text:p>
              </text:list-item>
              <text:list-item>
                <text:p text:style-name="P29">O sistema apresenta as regras e critérios de classificação para bolsa insitucional</text:p>
              </text:list-item>
              <text:list-item>
                <text:p text:style-name="P29">O aluno confirma que leu e concorda com as regras e critérios adotados</text:p>
              </text:list-item>
              <text:list-item>
                <text:p text:style-name="P30">O aluno seleciona as publicações que devem ser consideradas para aquela chamada</text:p>
              </text:list-item>
              <text:list-item>
                <text:p text:style-name="P30">O aluno submete sua inscrição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uner Oliveira</meta:initial-creator>
    <meta:creation-date>2016-09-29T17:25:54.595929664</meta:creation-date>
    <dc:date>2016-10-03T21:23:57.904184483</dc:date>
    <dc:creator>Brauner Oliveira</dc:creator>
    <meta:editing-duration>PT2H34M8S</meta:editing-duration>
    <meta:editing-cycles>13</meta:editing-cycles>
    <meta:generator>LibreOffice/5.1.4.2$Linux_X86_64 LibreOffice_project/10m0$Build-2</meta:generator>
    <meta:document-statistic meta:table-count="3" meta:image-count="0" meta:object-count="0" meta:page-count="2" meta:paragraph-count="70" meta:word-count="304" meta:character-count="1839" meta:non-whitespace-character-count="1642"/>
  </office:meta>
</office:document-meta>
</file>